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AnjaliOldLipi" svg:font-family="AnjaliOldLipi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style:font-name="Chilanka" fo:font-size="18pt" officeooo:rsid="001d9d80" officeooo:paragraph-rsid="001d9d80" style:font-size-asian="18pt" style:font-size-complex="18pt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letter-spacing="normal" fo:font-style="normal" fo:font-weight="bold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variant="normal" fo:text-transform="none" fo:color="#222222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Question no 1</text:span></text:p>
      <text:p text:style-name="P1"><text:span text:style-name="T1"/></text:p>
      <text:p text:style-name="P1"><text:span text:style-name="T1">Object</text:span><text:span text:style-name="T2">-</text:span><text:span text:style-name="T1">oriented programming </text:span><text:span text:style-name="T2">(</text:span><text:span text:style-name="T1">OOP</text:span><text:span text:style-name="T2">) refers to a type of computer </text:span><text:span text:style-name="T1">programming </text:span><text:span text:style-name="T2">(software design) in which programmers define the data type of a data structure, and also the types of operations (functions) that can be applied to the data struc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AnjaliOldLipi" svg:font-family="AnjaliOldLipi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09:38:15.955030861</meta:creation-date>
    <dc:date>2019-12-21T09:44:44.546533803</dc:date>
    <meta:editing-duration>PT6M34S</meta:editing-duration>
    <meta:editing-cycles>1</meta:editing-cycles>
    <meta:document-statistic meta:table-count="0" meta:image-count="0" meta:object-count="0" meta:page-count="1" meta:paragraph-count="2" meta:word-count="41" meta:character-count="256" meta:non-whitespace-character-count="217"/>
    <meta:generator>LibreOffice/6.0.7.3$Linux_X86_64 LibreOffice_project/00m0$Build-3</meta:generator>
  </office:meta>
</office:document-meta>
</file>